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SSUES</text:p>
      <text:p text:style-name="P1"/>
      <text:p text:style-name="P1"/>
      <text:p text:style-name="P1"/>
      <text:p text:style-name="P1">1) Planet generation</text:p>
      <text:p text:style-name="P1">This is far, far too slow!</text:p>
      <text:p text:style-name="P1"/>
      <text:p text:style-name="P1">2) PlayerCharacter controller is not working correctly – mouse action is not consistent for all positions of the character. <text:s/>Up is down, left is right sometimes!</text:p>
      <text:p text:style-name="P1"/>
      <text:p text:style-name="P1">3) Not all quads/cubes are displaying correctly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8M18S</meta:editing-duration>
    <meta:editing-cycles>18</meta:editing-cycles>
    <meta:generator>OpenOffice/4.1.7$Win32 OpenOffice.org_project/417m1$Build-9800</meta:generator>
    <dc:date>2020-11-29T14:45:19.93</dc:date>
    <dc:creator>Chucksta </dc:creator>
    <meta:document-statistic meta:table-count="0" meta:image-count="0" meta:object-count="0" meta:page-count="1" meta:paragraph-count="5" meta:word-count="43" meta:character-count="261"/>
    <meta:user-defined meta:name="Info 1"/>
    <meta:user-defined meta:name="Info 2"/>
    <meta:user-defined meta:name="Info 3"/>
    <meta:user-defined meta:name="Info 4"/>
  </office:meta>
</office:document-meta>
</file>